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55cm"/>
    </style:style>
    <style:style style:name="gr2" style:family="graphic" style:parent-style-name="standard">
      <style:graphic-properties draw:stroke="none" svg:stroke-color="#000000" draw:fill="none" draw:fill-color="#ffffff" fo:min-height="28.358cm"/>
    </style:style>
    <style:style style:name="gr3" style:family="graphic" style:parent-style-name="standard">
      <style:graphic-properties draw:stroke="none" svg:stroke-color="#000000" draw:fill="none" draw:fill-color="#ffffff" fo:min-height="27.73cm"/>
    </style:style>
    <style:style style:name="gr4" style:family="graphic" style:parent-style-name="standard">
      <style:graphic-properties draw:stroke="none" svg:stroke-color="#000000" draw:fill="none" draw:fill-color="#ffffff" fo:min-height="15.35cm"/>
    </style:style>
    <style:style style:name="gr5" style:family="graphic" style:parent-style-name="standard">
      <style:graphic-properties draw:stroke="none" svg:stroke-color="#000000" draw:fill="none" draw:fill-color="#ffffff" fo:min-height="16.75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8pt" fo:font-weight="bold" style:font-size-asian="28pt" style:font-weight-asian="bold" style:font-size-complex="28pt" style:font-weight-complex="bold"/>
    </style:style>
    <style:style style:name="P3" style:family="paragraph">
      <loext:graphic-properties draw:fill="none" draw:fill-color="#ffffff"/>
      <style:text-properties fo:font-size="22pt" style:text-underline-style="solid" style:text-underline-width="auto" style:text-underline-color="font-color" style:font-size-asian="22pt" style:font-size-complex="22pt"/>
    </style:style>
    <style:style style:name="P4" style:family="paragraph">
      <loext:graphic-properties draw:fill="none" draw:fill-color="#ffffff"/>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22pt" style:text-underline-style="solid" style:text-underline-width="auto" style:text-underline-color="font-color" style:font-size-asian="22pt" style:font-size-complex="22pt"/>
    </style:style>
    <style:style style:name="T3" style:family="text">
      <style:text-properties fo:font-size="18pt" style:text-underline-style="none" style:font-size-asian="18pt" style:font-size-complex="18pt"/>
    </style:style>
    <style:style style:name="T4" style:family="text">
      <style:text-properties fo:font-size="18pt" style:font-size-asian="18pt" style:font-size-complex="18pt"/>
    </style:style>
    <style:style style:name="T5" style:family="text">
      <style:text-properties fo:font-size="18pt" fo:font-style="normal" style:text-underline-style="none" fo:background-color="#cccccc" style:font-size-asian="18pt" style:font-style-asian="normal" style:font-size-complex="18pt" style:font-style-complex="normal"/>
    </style:style>
    <style:style style:name="T6" style:family="text">
      <style:text-properties fo:font-size="18pt" fo:font-style="normal" style:text-underline-style="none" fo:background-color="#6666ff" style:font-size-asian="18pt" style:font-style-asian="normal" style:font-size-complex="18pt" style:font-style-complex="normal"/>
    </style:style>
    <style:style style:name="T7" style:family="text">
      <style:text-properties fo:color="#000000" fo:font-size="18pt" style:text-underline-style="none" fo:background-color="transparent" style:font-size-asian="18pt" style:font-size-complex="18pt"/>
    </style:style>
    <style:style style:name="T8" style:family="text">
      <style:text-properties fo:color="#000000" fo:font-size="18pt" style:text-underline-style="none" fo:background-color="#6666ff" style:font-size-asian="18pt" style:font-size-complex="18pt"/>
    </style:style>
    <style:style style:name="T9" style:family="text">
      <style:text-properties fo:color="#000000" fo:font-size="18pt" style:text-underline-style="none" fo:background-color="#cccccc"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1.9cm" svg:height="1.8cm" svg:x="4.4cm" svg:y="1cm">
          <draw:text-box>
            <text:p text:style-name="P1"><text:span text:style-name="T1">Culture race</text:span></text:p>
          </draw:text-box>
        </draw:frame>
        <draw:frame draw:style-name="gr2" draw:text-style-name="P3" draw:layer="layout" svg:width="19cm" svg:height="28.608cm" svg:x="1cm" svg:y="2.2cm">
          <draw:text-box>
            <text:p><text:span text:style-name="T2">INTRODUCTION</text:span></text:p>
            <text:p><text:span text:style-name="T2"/></text:p>
            <text:p><text:span text:style-name="T3">Ce programme est un jeu de quiz, qui permet aux joueurs de déplacer leurs personnages dans une <text:s/>plateforme de course ou l’exactitude et la rapidité de leurs réponses leur permettras de se déplacer plus ou moins efficacement vers la ligne d’arrivée ou d’attribuer des malus a leurs adversaires.</text:span></text:p>
            <text:p><text:span text:style-name="T4"/></text:p>
            <text:p><text:span text:style-name="T2">DÉROULEMENT DE LA NAVIGATION</text:span></text:p>
            <text:p><text:span text:style-name="T2"/></text:p>
            <text:p><text:span text:style-name="T3">La requête </text:span><text:span text:style-name="T5">commencer</text:span><text:span text:style-name="T3"> renvoie vers la page </text:span><text:span text:style-name="T6">accueil</text:span><text:span text:style-name="T3"> et permet ainsi de lancer le jeu.</text:span></text:p>
            <text:p><text:span text:style-name="T3"/></text:p>
            <text:p><text:span text:style-name="T7">♦ </text:span><text:span text:style-name="T7">page </text:span><text:span text:style-name="T8">accueil</text:span><text:span text:style-name="T7"> : elle est la page principal du jeu et propose les requête </text:span><text:span text:style-name="T9">identifier</text:span><text:span text:style-name="T7">, </text:span><text:span text:style-name="T9">afficher_formulaire_inscription</text:span><text:span text:style-name="T7">. </text:span></text:p>
            <text:p><text:span text:style-name="T7"/></text:p>
            <text:p><text:span text:style-name="T7"><text:tab/></text:span><text:span text:style-name="T7">-La requête </text:span><text:span text:style-name="T9">identifier</text:span><text:span text:style-name="T7"> dirige vers la page </text:span><text:span text:style-name="T8">accueil membre.</text:span><text:span text:style-name="T9"> </text:span><text:span text:style-name="T9"><text:tab/></text:span><text:span text:style-name="T9"><text:tab/></text:span><text:span text:style-name="T7"> lorsque le joueur clique sur se connecter.</text:span></text:p>
            <text:list text:style-name="L1">
              <text:list-item>
                <text:list>
                  <text:list-item>
                    <text:p><text:span text:style-name="T7">-La requête </text:span><text:span text:style-name="T9">afficher_formulaire_inscription</text:span><text:span text:style-name="T7"> renvoie à une <text:s text:c="9"/>la page </text:span><text:span text:style-name="T8">formulaire d’inscription</text:span><text:span text:style-name="T7"> lorsque le joueur clique sur <text:s text:c="5"/>s’inscrire.</text:span></text:p>
                  </text:list-item>
                </text:list>
              </text:list-item>
            </text:list>
            <text:p><text:span text:style-name="T7"/></text:p>
            <text:p><text:span text:style-name="T7">♦ </text:span><text:span text:style-name="T7">page </text:span><text:span text:style-name="T8">formulaire d’inscription</text:span><text:span text:style-name="T7"> : cette page permet de se créer un <text:s/>compte, elle contient les requête </text:span><text:span text:style-name="T9">s’inscrire,</text:span><text:span text:style-name="T7"> </text:span><text:span text:style-name="T9">annuler</text:span><text:span text:style-name="T7">.</text:span></text:p>
            <text:p><text:span text:style-name="T7"/></text:p>
            <text:p><text:span text:style-name="T7"><text:tab/></text:span><text:span text:style-name="T7">-La requête </text:span><text:span text:style-name="T9">s’inscrire</text:span><text:span text:style-name="T7"> s’effectue lorsque le joueur clique </text:span><text:span text:style-name="T7"><text:tab/></text:span><text:span text:style-name="T7"> </text:span><text:span text:style-name="T7"><text:tab/></text:span><text:span text:style-name="T7"> sur valider. elle redirige vers la page </text:span><text:span text:style-name="T8">confirmation</text:span><text:span text:style-name="T8"><text:tab/></text:span><text:span text:style-name="T8"><text:tab/></text:span><text:span text:style-name="T8"><text:tab/></text:span><text:span text:style-name="T7"> </text:span><text:span text:style-name="T8">d’inscription</text:span><text:span text:style-name="T7">.</text:span></text:p>
            <text:p><text:span text:style-name="T7"><text:tab/></text:span><text:span text:style-name="T7">-La requête </text:span><text:span text:style-name="T9">annuler</text:span><text:span text:style-name="T7"> s’effectue quand le joueur clique sur </text:span><text:span text:style-name="T7"><text:tab/></text:span><text:span text:style-name="T7"><text:tab/></text:span><text:span text:style-name="T7"> retour et elle redirige </text:span><text:span text:style-name="T8">accueil</text:span></text:p>
          </draw:text-box>
        </draw:frame>
      </draw:page>
      <draw:page draw:name="page2" draw:style-name="dp1" draw:master-page-name="Standard">
        <draw:frame draw:style-name="gr3" draw:text-style-name="P4" draw:layer="layout" svg:width="18.6cm" svg:height="27.98cm" svg:x="1.4cm" svg:y="1.4cm">
          <draw:text-box>
            <text:p><text:span text:style-name="T7">♦ </text:span><text:span text:style-name="T7">page </text:span><text:span text:style-name="T8">confirmation d’inscription </text:span><text:span text:style-name="T7">: cette page confirme la création d’un compte pour le joueur, elle contient la requête </text:span><text:span text:style-name="T9">commencer</text:span><text:span text:style-name="T7">.</text:span></text:p>
            <text:p><text:span text:style-name="T7"/></text:p>
            <text:p><text:span text:style-name="T7"><text:tab/></text:span><text:span text:style-name="T7">-La requête </text:span><text:span text:style-name="T9">commencer</text:span><text:span text:style-name="T7"> redirige automatiquement le joueur </text:span><text:span text:style-name="T7"><text:tab/></text:span><text:span text:style-name="T7"> vers la page accueil.</text:span></text:p>
            <text:p><text:span text:style-name="T7"/></text:p>
            <text:p><text:span text:style-name="T7">♦ </text:span><text:span text:style-name="T7">page </text:span><text:span text:style-name="T8">accueil membre</text:span><text:span text:style-name="T7"> : cette page renvoie un profil et contient la requête </text:span><text:span text:style-name="T9">attendre</text:span><text:span text:style-name="T7"> et </text:span><text:span text:style-name="T9">se déconnecter.</text:span></text:p>
            <text:p><text:span text:style-name="T9"/></text:p>
            <text:p><text:span text:style-name="T7"><text:tab/></text:span><text:span text:style-name="T7">-La requête </text:span><text:span text:style-name="T9">attndre</text:span><text:span text:style-name="T7"> s’effectue lorsque le joueur clique sur </text:span><text:span text:style-name="T7"><text:tab/></text:span><text:span text:style-name="T7"> </text:span><text:span text:style-name="T7"><text:tab/></text:span><text:span text:style-name="T7"> jouer et renvoie vers la page </text:span><text:span text:style-name="T8">salle d’attente</text:span><text:span text:style-name="T7">.</text:span></text:p>
            <text:p><text:span text:style-name="T7"><text:tab/></text:span><text:span text:style-name="T7">-La requête </text:span><text:span text:style-name="T9">se déconnecter</text:span><text:span text:style-name="T7"> s’effectue lorsque le joueur </text:span><text:span text:style-name="T7"><text:tab/></text:span><text:span text:style-name="T7"><text:tab/></text:span><text:span text:style-name="T7"> clique sur se déconnecter et renvoie à la page </text:span><text:span text:style-name="T8">accueil</text:span><text:span text:style-name="T7">.</text:span></text:p>
            <text:p><text:span text:style-name="T7"/></text:p>
            <text:p><text:span text:style-name="T7">♦ </text:span><text:span text:style-name="T7">page </text:span><text:span text:style-name="T8">salle d’attente</text:span><text:span text:style-name="T7"> : lorsqu’un joueur est dans la salle d’attente une requête</text:span><text:span text:style-name="T7"> se déclenche automatiquement toute les 5 secondes pour vérifier si un second joueur s’est connecté, celui-ci est ensuite redirigé vers la page </text:span><text:span text:style-name="T8">Jeu actif</text:span><text:span text:style-name="T9">.</text:span></text:p>
            <text:p><text:span text:style-name="T7"/></text:p>
            <text:p><text:span text:style-name="T7">♦ </text:span><text:span text:style-name="T7">pages</text:span><text:span text:style-name="T8"> jeu <text:s/>actif :</text:span><text:span text:style-name="T7">cette page est la page principale du site. Elle se divise en deux parties. Celle dans laquelle se situe la plateforme de course, et celle ou se situe le jeu de quiz. Elle contient les requête </text:span><text:span text:style-name="T9">analyse</text:span><text:span text:style-name="T7"> et </text:span><text:span text:style-name="T9">abandonner</text:span><text:span text:style-name="T7">.</text:span></text:p>
            <text:p><text:span text:style-name="T7"/></text:p>
            <text:p><text:span text:style-name="T7"><text:tab/></text:span><text:span text:style-name="T7">-La requête </text:span><text:span text:style-name="T9">analyse</text:span><text:span text:style-name="T7"> s’effectue lorsque le joueur clique sur </text:span><text:span text:style-name="T7"><text:tab/></text:span><text:span text:style-name="T7"> l’une des 4 propositions .Le serveur analyse la proposition </text:span><text:span text:style-name="T7"><text:tab/></text:span><text:span text:style-name="T7"> choisie et détermine si c’est la bonne. Il renvoie </text:span><text:span text:style-name="T7"><text:tab/></text:span><text:span text:style-name="T7"><text:tab/></text:span><text:span text:style-name="T7"><text:tab/></text:span><text:span text:style-name="T7"> </text:span><text:span text:style-name="T7"><text:tab/></text:span><text:span text:style-name="T7"> ensuite vers la page </text:span><text:span text:style-name="T8">jeu passif.</text:span></text:p>
            <text:p><text:span text:style-name="T7"><text:tab/></text:span><text:span text:style-name="T7">-La requête </text:span><text:span text:style-name="T9">abandonner</text:span><text:span text:style-name="T7"> s’effectue lorsque le joueur clique </text:span><text:span text:style-name="T7"><text:tab/></text:span><text:span text:style-name="T7"> sur abandonner et renvoie a la page </text:span><text:span text:style-name="T8">accueil membre</text:span><text:span text:style-name="T7">.</text:span></text:p>
            <text:p><text:span text:style-name="T7"/></text:p>
            <text:p><text:span text:style-name="T7">▸ </text:span><text:span text:style-name="T7">si un des joueurs atteint le nombre de point correspondant a la ligne d’arrivée, le serveur renvoie la page </text:span><text:span text:style-name="T8">gagne.</text:span></text:p>
            <text:p><text:span text:style-name="T7"/></text:p>
            <text:p><text:span text:style-name="T7"/></text:p>
          </draw:text-box>
        </draw:frame>
      </draw:page>
      <draw:page draw:name="page3" draw:style-name="dp1" draw:master-page-name="Standard">
        <draw:frame draw:style-name="gr4" draw:text-style-name="P4" draw:layer="layout" svg:width="18.3cm" svg:height="15.6cm" svg:x="1.4cm" svg:y="1cm">
          <draw:text-box>
            <text:p><text:span text:style-name="T7">♦ </text:span><text:span text:style-name="T7">pages</text:span><text:span text:style-name="T8"> jeu passif</text:span><text:span text:style-name="T7">: cette page affiche la même page que </text:span><text:span text:style-name="T8">jeu </text:span><text:span text:style-name="T8">actif</text:span><text:span text:style-name="T7">, hormis le fait que le joueur ne peut rien faire si ce n’est </text:span><text:span text:style-name="T7">attendre son tour. Elle contient deux requêtes automatique, </text:span><text:span text:style-name="T7">l’une redirige vers la page </text:span><text:span text:style-name="T8">jeu actif</text:span><text:span text:style-name="T7"> lorsque la requête de </text:span><text:span text:style-name="T7">vérification détecte que l’autre joueur a joué, l’autre vers la page </text:span><text:span text:style-name="T7">perdu lorsque l’adversaire a joué et atteint la ligne d’arrivée.</text:span></text:p>
            <text:p><text:span text:style-name="T7"/></text:p>
            <text:p><text:span text:style-name="T7">♦ </text:span><text:span text:style-name="T7">page </text:span><text:span text:style-name="T8">gagne</text:span><text:span text:style-name="T7"> : elle félicite le gagnant et affiche le classement </text:span><text:span text:style-name="T7">selon leur nombre de points(proximité de la ligne d’arrivée).</text:span></text:p>
            <text:p><text:span text:style-name="T7"/></text:p>
            <text:p><text:span text:style-name="T7"><text:tab/></text:span><text:span text:style-name="T7">-La requête </text:span><text:span text:style-name="T9">recommencer</text:span><text:span text:style-name="T7"> s'exécute lorsque le joueur </text:span><text:span text:style-name="T7"><text:tab/></text:span><text:span text:style-name="T7"><text:tab/></text:span><text:span text:style-name="T7"> clique sur le </text:span><text:span text:style-name="T7"><text:tab/></text:span><text:span text:style-name="T7"> bouton rejouer. Elle renvoie le joueur dans la </text:span><text:span text:style-name="T7"><text:tab/></text:span><text:span text:style-name="T7"> page </text:span><text:span text:style-name="T8">accueil membre</text:span><text:span text:style-name="T8">.</text:span></text:p>
          </draw:text-box>
        </draw:frame>
      </draw:page>
      <draw:page draw:name="page4" draw:style-name="dp1" draw:master-page-name="Standard">
        <draw:frame draw:style-name="gr5" draw:text-style-name="P4" draw:layer="layout" svg:width="18.7cm" svg:height="17cm" svg:x="1cm" svg:y="1.3cm">
          <draw:text-box>
            <text:p><text:span text:style-name="T7"/></text:p>
            <text:p><text:span text:style-name="T7">♦ </text:span><text:span text:style-name="T7">page </text:span><text:span text:style-name="T8">instructions</text:span><text:span text:style-name="T7"> : cette page explique de manière détaillée les règles et les touches du jeu et contient la requête </text:span><text:span text:style-name="T9">back.</text:span></text:p>
            <text:p><text:span text:style-name="T7"><text:tab/></text:span></text:p>
            <text:p><text:span text:style-name="T7"><text:tab/></text:span><text:span text:style-name="T7">-La requête </text:span><text:span text:style-name="T9">back</text:span><text:span text:style-name="T7"> permet de revenir a la page d’accueil</text:span></text:p>
            <text:p><text:span text:style-name="T7"/></text:p>
            <text:p><text:span text:style-name="T7">♦ </text:span><text:span text:style-name="T7">page </text:span><text:span text:style-name="T8">au_revoir</text:span><text:span text:style-name="T7"> : cette page est affichée quand le joueur a décidé de quitter le jeu, elle s’affiche lorsque le joueur clique sur exit.</text:span></text:p>
            <text:p><text:span text:style-name="T7"/></text:p>
            <text:p><text:span text:style-name="T7">page très simple qui comporte uniquement un message </text:span><text:span text:style-name="T7"><text:tab/></text:span><text:span text:style-name="T7"><text:tab/></text:span><text:span text:style-name="T7">statique</text:span></text:p>
            <text:p><text:span text:style-name="T7"/></text:p>
            <text:p><text:span text:style-name="T7">♦ </text:span><text:span text:style-name="T7">page </text:span><text:span text:style-name="T8">formulaire</text:span><text:span text:style-name="T7"> : cette page est un formulaire qui permet d’entrer les données nécessaire a la création du compte d’un joueur, elle contient la requête </text:span><text:span text:style-name="T9">register</text:span><text:span text:style-name="T7">.</text:span></text:p>
            <text:p><text:span text:style-name="T7"/></text:p>
            <text:p><text:span text:style-name="T7"><text:tab/></text:span><text:span text:style-name="T7">-La requête </text:span><text:span text:style-name="T9">register</text:span><text:span text:style-name="T7"> s’effectue lorsque le joueur clique sur </text:span><text:span text:style-name="T7"><text:tab/></text:span><text:span text:style-name="T7"> valider et enclenche simultanément <text:s/>la requête conection </text:span><text:span text:style-name="T7"><text:tab/></text:span><text:span text:style-name="T7"> redirige le joueur vers la page </text:span><text:span text:style-name="T8">salle d’attente</text:span><text:span text:style-name="T7">.</text:span></text:p>
            <text:p><text:span text:style-name="T7"/></text:p>
            <text:p><text:span text:style-name="T7"/></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7T13:16:40.063604206</meta:creation-date>
    <dc:date>2017-11-14T12:27:21.975463023</dc:date>
    <meta:editing-duration>PT5H29M56S</meta:editing-duration>
    <meta:editing-cycles>6</meta:editing-cycles>
    <meta:generator>LibreOffice/5.2.7.2$Linux_x86 LibreOffice_project/20m0$Build-2</meta:generator>
    <meta:document-statistic meta:object-count="5"/>
  </office:meta>
</office:document-meta>
</file>